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FOEventHandl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FOEventHandl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FOEventHandlerMaker.makeFOEventHandler( FOUserAgent ua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